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8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9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5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f8aa97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16" style:family="table-cell" style:parent-style-name="Default">
      <style:table-cell-properties fo:background-color="#add58a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dd58a" fo:border="0.74pt solid #000000"/>
      <style:text-properties style:font-name="Latin Modern Mono" fo:font-size="8pt" style:font-size-asian="8pt" style:font-size-complex="8pt"/>
    </style:style>
    <style:style style:name="ce18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7"/>
          <table:table-cell table:style-name="ce14" office:value-type="string" calcext:value-type="string">
            <text:p>Matrix&lt;T&gt;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5" office:value-type="string" calcext:value-type="string">
            <text:p>std::vector&lt;std::vector&lt;T&gt;&gt; matrix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Matrix(size_t, size_t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Matrix(size_t, const std::vector&lt;T&gt; &amp;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7" office:value-type="string" calcext:value-type="string">
            <text:p>virtual ~Matrix(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virtual T operator()(Point&lt;T&gt;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std::vector&lt;T&gt; flatten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void setEntry(size_t, size_t, T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T getEntry(size_t, size_t) const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18"/>
          <table:table-cell table:number-columns-repeated="1022"/>
        </table:table-row>
        <table:table-row table:style-name="ro1" table:number-rows-repeated="9">
          <table:table-cell table:style-name="ce4"/>
          <table:table-cell table:style-name="ce26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/>
          <table:table-cell table:style-name="ce5"/>
          <table:table-cell table:number-columns-repeated="1022"/>
        </table:table-row>
        <table:table-row table:style-name="ro1" table:number-rows-repeated="45">
          <table:table-cell table:style-name="ce5" table:number-columns-repeated="2"/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6:00:09.111264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5T16:03:01.515816157</dc:date>
    <meta:editing-duration>PT34M52S</meta:editing-duration>
    <meta:editing-cycles>25</meta:editing-cycles>
    <meta:generator>LibreOffice/6.0.7.3$Linux_X86_64 LibreOffice_project/00m0$Build-3</meta:generator>
    <meta:document-statistic meta:table-count="1" meta:cell-count="17" meta:object-count="0"/>
  </office:meta>
</office:document-meta>
</file>